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A0000027188FF21A747F65688.jpg" manifest:media-type="image/jpeg"/>
  <manifest:file-entry manifest:full-path="Pictures/100000000000013100000190C6DDB20B51460032.jpg" manifest:media-type="image/jpeg"/>
  <manifest:file-entry manifest:full-path="Pictures/10000000000001D3000002586BFD124FD48DD744.jpg" manifest:media-type="image/jpeg"/>
  <manifest:file-entry manifest:full-path="Pictures/10000000000000DC00000120B6828F7C52DEDA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63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참고자료</text:p>
          </draw:text-box>
        </draw:frame>
        <draw:frame draw:style-name="gr1" draw:text-style-name="P2" draw:layer="layout" svg:width="5.693cm" svg:height="7.769cm" svg:x="21.207cm" svg:y="4.1cm">
          <draw:image xlink:href="Pictures/10000000000001CA0000027188FF21A747F65688.jpg" xlink:type="simple" xlink:show="embed" xlink:actuate="onLoad" draw:mime-type="image/jpeg">
            <text:p/>
          </draw:image>
        </draw:frame>
        <draw:frame draw:style-name="gr1" draw:text-style-name="P2" draw:layer="layout" svg:width="6cm" svg:height="7.868cm" svg:x="14cm" svg:y="4.1cm">
          <draw:image xlink:href="Pictures/100000000000013100000190C6DDB20B51460032.jpg" xlink:type="simple" xlink:show="embed" xlink:actuate="onLoad" draw:mime-type="image/jpeg">
            <text:p/>
          </draw:image>
        </draw:frame>
        <draw:frame draw:style-name="gr1" draw:text-style-name="P2" draw:layer="layout" svg:width="6cm" svg:height="7.711cm" svg:x="7.2cm" svg:y="4.1cm">
          <draw:image xlink:href="Pictures/10000000000001D3000002586BFD124FD48DD744.jpg" xlink:type="simple" xlink:show="embed" xlink:actuate="onLoad" draw:mime-type="image/jpeg">
            <text:p/>
          </draw:image>
        </draw:frame>
        <draw:frame draw:style-name="gr1" draw:text-style-name="P2" draw:layer="layout" svg:width="5.729cm" svg:height="7.5cm" svg:x="0.68cm" svg:y="4.1cm">
          <draw:image xlink:href="Pictures/10000000000000DC00000120B6828F7C52DEDA19.png" xlink:type="simple" xlink:show="embed" xlink:actuate="onLoad" draw:mime-type="image/png">
            <text:p/>
          </draw:image>
        </draw:frame>
        <draw:frame draw:style-name="gr2" draw:text-style-name="P3" draw:layer="layout" svg:width="7.944cm" svg:height="0.887cm" svg:x="1.19cm" svg:y="13.552cm">
          <draw:text-box>
            <text:p>https://otexts.com/fppkr/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나눔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7T12:19:35.051000000</meta:creation-date>
    <dc:date>2022-07-08T18:52:08.081000000</dc:date>
    <meta:editing-duration>PT4M43S</meta:editing-duration>
    <meta:editing-cycles>3</meta:editing-cycles>
    <meta:generator>LibreOffice/7.3.2.2$Windows_X86_64 LibreOffice_project/49f2b1bff42cfccbd8f788c8dc32c1c309559be0</meta:generator>
    <meta:document-statistic meta:object-count="29"/>
  </office:meta>
</office:document-meta>
</file>